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7c5070" style:family="table" style:master-page-name="ta-mp-0x97c5070">
      <style:table-properties table:display="true" style:writing-mode="lr-tb"/>
    </style:style>
    <style:style style:name="ta-0x97c51c8" style:family="table" style:master-page-name="ta-mp-0x97c51c8">
      <style:table-properties table:display="true" style:writing-mode="lr-tb"/>
    </style:style>
    <style:style style:name="ta-0x97c5320" style:family="table" style:master-page-name="ta-mp-0x97c53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7add48" style:family="table-cell" style:data-style-name="ND.0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9.00pt" fo:color="#000000" fo:font-family="Sans"/>
    </style:style>
    <style:style style:name="ACE-0x97af008" style:family="table-cell" style:data-style-name="ND.1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d44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4c8" style:family="table-cell" style:data-style-name="ND.2">
      <style:table-cell-properties fo:background-color="transparent" fo:border-top="0.035cm solid #000000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dc8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b0a48" style:family="table-cell" style:data-style-name="ND.0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cfc8" style:family="table-cell" style:data-style-name="ND.1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f0c8" style:family="table-cell" style:data-style-name="ND.2">
      <style:table-cell-properties fo:background-color="transparent" fo:border-top="0.035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d808" style:family="table-cell" style:data-style-name="ND.2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f308" style:family="table-cell" style:data-style-name="ND.1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f248" style:family="table-cell" style:data-style-name="ND.1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b02c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b88" style:family="table-cell" style:data-style-name="ND.0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288" style:family="table-cell" style:data-style-name="ND.0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c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ea08" style:family="table-cell" style:data-style-name="ND.0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f188" style:family="table-cell" style:data-style-name="ND.2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b0808" style:family="table-cell" style:data-style-name="ND.1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c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ac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25pt" style:use-optimal-column-width="false"/>
    </style:style>
    <style:style style:name="ACOL-2" style:family="table-column">
      <style:table-column-properties style:column-width="69.00pt" style:use-optimal-column-width="false"/>
    </style:style>
    <style:style style:name="ACOL-3" style:family="table-column">
      <style:table-column-properties style:column-width="62.25pt" style:use-optimal-column-width="false"/>
    </style:style>
    <style:style style:name="ACOL-4" style:family="table-column">
      <style:table-column-properties style:column-width="51.00pt" style:use-optimal-column-width="fals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26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latt1" table:style-name="ta-0x97c507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0"/>
        <table:table-column table:style-name="ACOL-0" table:number-columns-repeated="248"/>
        <table:table-row table:style-name="AROW-1">
          <table:table-cell table:style-name="ACE-0x97ae048" office:value-type="string" office:string-value="Calculation of inter sector gap size at different rotation speeds">
            <text:p>Calculation of inter sector gap size at different rotation speeds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Gnumeric-default" office:value-type="string" office:string-value="GCR bytes per sector (incl. Syncs, header and gap after header):">
            <text:p>GCR bytes per sector (incl. Syncs, header and gap after header):</text:p>
          </table:table-cell>
          <table:table-cell table:number-columns-repeated="5" table:style-name="Gnumeric-default"/>
          <table:table-cell table:style-name="Gnumeric-default" office:value-type="float" office:value="354">
            <text:p>354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3">
          <table:table-cell table:style-name="ACE-0x97aeb88" office:value-type="string" office:string-value="bit rate">
            <text:p>bit rate</text:p>
          </table:table-cell>
          <table:table-cell table:style-name="ACE-0x97aea08" office:value-type="string" office:string-value="sectors/track">
            <text:p>sectors/track</text:p>
          </table:table-cell>
          <table:table-cell table:style-name="ACE-0x97aea08" office:value-type="string" office:string-value="ms/round">
            <text:p>ms/round</text:p>
          </table:table-cell>
          <table:table-cell table:style-name="ACE-0x97aea08" office:value-type="string" office:string-value="bytes/track">
            <text:p>bytes/track</text:p>
          </table:table-cell>
          <table:table-cell table:style-name="ACE-0x97aea08" office:value-type="string" office:string-value="sector bytes/track">
            <text:p>sector bytes/track</text:p>
          </table:table-cell>
          <table:table-cell table:style-name="ACE-0x97aea08" office:value-type="string" office:string-value="rest">
            <text:p>rest</text:p>
          </table:table-cell>
          <table:table-cell table:style-name="ACE-0x97aea08" office:value-type="string" office:string-value="gap per sector">
            <text:p>gap per sector</text:p>
          </table:table-cell>
          <table:table-cell table:style-name="ACE-0x97aedc8" office:value-type="string" office:string-value="relative gap size">
            <text:p>relative gap size</text:p>
          </table:table-cell>
          <table:table-cell table:number-columns-repeated="248" table:style-name="Gnumeric-default"/>
        </table:table-row>
        <table:table-row table:style-name="AROW-1">
          <table:table-cell table:style-name="ACE-0x97ae288"/>
          <table:table-cell table:style-name="ACE-0x97b0a48"/>
          <table:table-cell table:style-name="ACE-0x97add48" office:value-type="string" office:string-value="std speed">
            <text:p>std speed</text:p>
          </table:table-cell>
          <table:table-cell table:number-columns-repeated="4" table:style-name="ACE-0x97b0a48"/>
          <table:table-cell table:style-name="ACE-0x97b02c8"/>
          <table:table-cell table:number-columns-repeated="248" table:style-name="Gnumeric-default"/>
        </table:table-row>
        <table:table-row table:style-name="AROW-1">
          <table:table-cell table:style-name="ACE-0x97af308" office:value-type="float" office:value="307692">
            <text:p>307692</text:p>
          </table:table-cell>
          <table:table-cell table:style-name="ACE-0x97af248" office:value-type="float" office:value="21">
            <text:p>21</text:p>
          </table:table-cell>
          <table:table-cell table:style-name="ACE-0x97af248" office:value-type="float" office:value="200">
            <text:p>200</text:p>
          </table:table-cell>
          <table:table-cell table:style-name="ACE-0x97af188" table:formula="of:=[.A7]/(8*(1000/[.C7]))" office:value-type="float" office:value="7692.3">
            <text:p>7692,3</text:p>
          </table:table-cell>
          <table:table-cell table:style-name="ACE-0x97af248" table:formula="of:=[.$G$3]*[.B7]" office:value-type="float" office:value="7434">
            <text:p>7434</text:p>
          </table:table-cell>
          <table:table-cell table:style-name="ACE-0x97af188" table:formula="of:=[.D7]-[.E7]" office:value-type="float" office:value="258.3">
            <text:p>258,3</text:p>
          </table:table-cell>
          <table:table-cell table:style-name="ACE-0x97af188" table:formula="of:=[.F7]/[.B7]" office:value-type="float" office:value="12.3">
            <text:p>12,3</text:p>
          </table:table-cell>
          <table:table-cell table:style-name="ACE-0x97af0c8" table:formula="of:=[.G7]-[.$G$7]" office:value-type="float" office:value="0">
            <text:p>0,0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85714">
            <text:p>285714</text:p>
          </table:table-cell>
          <table:table-cell table:style-name="ACE-0x97af248" office:value-type="float" office:value="19">
            <text:p>19</text:p>
          </table:table-cell>
          <table:table-cell table:style-name="ACE-0x97af248" office:value-type="float" office:value="200">
            <text:p>200</text:p>
          </table:table-cell>
          <table:table-cell table:style-name="ACE-0x97af188" table:formula="of:=[.A8]/(8*(1000/[.C8]))" office:value-type="float" office:value="7142.85">
            <text:p>7142,9</text:p>
          </table:table-cell>
          <table:table-cell table:style-name="ACE-0x97af248" table:formula="of:=[.$G$3]*[.B8]" office:value-type="float" office:value="6726">
            <text:p>6726</text:p>
          </table:table-cell>
          <table:table-cell table:style-name="ACE-0x97af188" table:formula="of:=[.D8]-[.E8]" office:value-type="float" office:value="416.85">
            <text:p>416,9</text:p>
          </table:table-cell>
          <table:table-cell table:style-name="ACE-0x97af188" table:formula="of:=[.F8]/[.B8]" office:value-type="float" office:value="21.9394736842105">
            <text:p>21,9</text:p>
          </table:table-cell>
          <table:table-cell table:style-name="ACE-0x97af0c8" table:formula="of:=[.G8]-[.$G$7]" office:value-type="float" office:value="9.63947368421054">
            <text:p>9,6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66667">
            <text:p>266667</text:p>
          </table:table-cell>
          <table:table-cell table:style-name="ACE-0x97af248" office:value-type="float" office:value="18">
            <text:p>18</text:p>
          </table:table-cell>
          <table:table-cell table:style-name="ACE-0x97af248" office:value-type="float" office:value="200">
            <text:p>200</text:p>
          </table:table-cell>
          <table:table-cell table:style-name="ACE-0x97af188" table:formula="of:=[.A9]/(8*(1000/[.C9]))" office:value-type="float" office:value="6666.675">
            <text:p>6666,7</text:p>
          </table:table-cell>
          <table:table-cell table:style-name="ACE-0x97af248" table:formula="of:=[.$G$3]*[.B9]" office:value-type="float" office:value="6372">
            <text:p>6372</text:p>
          </table:table-cell>
          <table:table-cell table:style-name="ACE-0x97af188" table:formula="of:=[.D9]-[.E9]" office:value-type="float" office:value="294.675">
            <text:p>294,7</text:p>
          </table:table-cell>
          <table:table-cell table:style-name="ACE-0x97af188" table:formula="of:=[.F9]/[.B9]" office:value-type="float" office:value="16.3708333333333">
            <text:p>16,4</text:p>
          </table:table-cell>
          <table:table-cell table:style-name="ACE-0x97af0c8" table:formula="of:=[.G9]-[.$G$7]" office:value-type="float" office:value="4.07083333333334">
            <text:p>4,1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50000">
            <text:p>250000</text:p>
          </table:table-cell>
          <table:table-cell table:style-name="ACE-0x97af248" office:value-type="float" office:value="17">
            <text:p>17</text:p>
          </table:table-cell>
          <table:table-cell table:style-name="ACE-0x97af248" office:value-type="float" office:value="200">
            <text:p>200</text:p>
          </table:table-cell>
          <table:table-cell table:style-name="ACE-0x97af188" table:formula="of:=[.A10]/(8*(1000/[.C10]))" office:value-type="float" office:value="6250">
            <text:p>6250,0</text:p>
          </table:table-cell>
          <table:table-cell table:style-name="ACE-0x97af248" table:formula="of:=[.$G$3]*[.B10]" office:value-type="float" office:value="6018">
            <text:p>6018</text:p>
          </table:table-cell>
          <table:table-cell table:style-name="ACE-0x97af188" table:formula="of:=[.D10]-[.E10]" office:value-type="float" office:value="232">
            <text:p>232,0</text:p>
          </table:table-cell>
          <table:table-cell table:style-name="ACE-0x97af188" table:formula="of:=[.F10]/[.B10]" office:value-type="float" office:value="13.6470588235294">
            <text:p>13,6</text:p>
          </table:table-cell>
          <table:table-cell table:style-name="ACE-0x97af0c8" table:formula="of:=[.G10]-[.$G$7]" office:value-type="float" office:value="1.3470588235294">
            <text:p>1,3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/>
          <table:table-cell table:style-name="ACE-0x97af248"/>
          <table:table-cell table:style-name="ACE-0x97b0808" office:value-type="string" office:string-value="std - 3%">
            <text:p>std - 3%</text:p>
          </table:table-cell>
          <table:table-cell table:style-name="ACE-0x97af188"/>
          <table:table-cell table:style-name="ACE-0x97af248"/>
          <table:table-cell table:number-columns-repeated="2" table:style-name="ACE-0x97af188"/>
          <table:table-cell table:style-name="ACE-0x97af0c8"/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307692">
            <text:p>307692</text:p>
          </table:table-cell>
          <table:table-cell table:style-name="ACE-0x97af248" office:value-type="float" office:value="21">
            <text:p>21</text:p>
          </table:table-cell>
          <table:table-cell table:style-name="ACE-0x97af248" table:formula="of:=[.C7]*0.97" office:value-type="float" office:value="194">
            <text:p>194</text:p>
          </table:table-cell>
          <table:table-cell table:style-name="ACE-0x97af188" table:formula="of:=[.A12]/(8*(1000/[.C12]))" office:value-type="float" office:value="7461.531">
            <text:p>7461,5</text:p>
          </table:table-cell>
          <table:table-cell table:style-name="ACE-0x97af248" table:formula="of:=[.$G$3]*[.B12]" office:value-type="float" office:value="7434">
            <text:p>7434</text:p>
          </table:table-cell>
          <table:table-cell table:style-name="ACE-0x97af188" table:formula="of:=[.D12]-[.E12]" office:value-type="float" office:value="27.5309999999999">
            <text:p>27,5</text:p>
          </table:table-cell>
          <table:table-cell table:style-name="ACE-0x97af188" table:formula="of:=[.F12]/[.B12]" office:value-type="float" office:value="1.311">
            <text:p>1,3</text:p>
          </table:table-cell>
          <table:table-cell table:style-name="ACE-0x97af0c8" table:formula="of:=[.G12]-[.$G$12]" office:value-type="float" office:value="0">
            <text:p>0,0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85714">
            <text:p>285714</text:p>
          </table:table-cell>
          <table:table-cell table:style-name="ACE-0x97af248" office:value-type="float" office:value="19">
            <text:p>19</text:p>
          </table:table-cell>
          <table:table-cell table:style-name="ACE-0x97af248" table:formula="of:=[.C8]*0.97" office:value-type="float" office:value="194">
            <text:p>194</text:p>
          </table:table-cell>
          <table:table-cell table:style-name="ACE-0x97af188" table:formula="of:=[.A13]/(8*(1000/[.C13]))" office:value-type="float" office:value="6928.5645">
            <text:p>6928,6</text:p>
          </table:table-cell>
          <table:table-cell table:style-name="ACE-0x97af248" table:formula="of:=[.$G$3]*[.B13]" office:value-type="float" office:value="6726">
            <text:p>6726</text:p>
          </table:table-cell>
          <table:table-cell table:style-name="ACE-0x97af188" table:formula="of:=[.D13]-[.E13]" office:value-type="float" office:value="202.564499999999">
            <text:p>202,6</text:p>
          </table:table-cell>
          <table:table-cell table:style-name="ACE-0x97af188" table:formula="of:=[.F13]/[.B13]" office:value-type="float" office:value="10.6612894736842">
            <text:p>10,7</text:p>
          </table:table-cell>
          <table:table-cell table:style-name="ACE-0x97af0c8" table:formula="of:=[.G13]-[.$G$12]" office:value-type="float" office:value="9.35028947368419">
            <text:p>9,4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66667">
            <text:p>266667</text:p>
          </table:table-cell>
          <table:table-cell table:style-name="ACE-0x97af248" office:value-type="float" office:value="18">
            <text:p>18</text:p>
          </table:table-cell>
          <table:table-cell table:style-name="ACE-0x97af248" table:formula="of:=[.C9]*0.97" office:value-type="float" office:value="194">
            <text:p>194</text:p>
          </table:table-cell>
          <table:table-cell table:style-name="ACE-0x97af188" table:formula="of:=[.A14]/(8*(1000/[.C14]))" office:value-type="float" office:value="6466.67475">
            <text:p>6466,7</text:p>
          </table:table-cell>
          <table:table-cell table:style-name="ACE-0x97af248" table:formula="of:=[.$G$3]*[.B14]" office:value-type="float" office:value="6372">
            <text:p>6372</text:p>
          </table:table-cell>
          <table:table-cell table:style-name="ACE-0x97af188" table:formula="of:=[.D14]-[.E14]" office:value-type="float" office:value="94.6747499999992">
            <text:p>94,7</text:p>
          </table:table-cell>
          <table:table-cell table:style-name="ACE-0x97af188" table:formula="of:=[.F14]/[.B14]" office:value-type="float" office:value="5.25970833333329">
            <text:p>5,3</text:p>
          </table:table-cell>
          <table:table-cell table:style-name="ACE-0x97af0c8" table:formula="of:=[.G14]-[.$G$12]" office:value-type="float" office:value="3.94870833333329">
            <text:p>3,9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50000">
            <text:p>250000</text:p>
          </table:table-cell>
          <table:table-cell table:style-name="ACE-0x97af248" office:value-type="float" office:value="17">
            <text:p>17</text:p>
          </table:table-cell>
          <table:table-cell table:style-name="ACE-0x97af248" table:formula="of:=[.C10]*0.97" office:value-type="float" office:value="194">
            <text:p>194</text:p>
          </table:table-cell>
          <table:table-cell table:style-name="ACE-0x97af188" table:formula="of:=[.A15]/(8*(1000/[.C15]))" office:value-type="float" office:value="6062.5">
            <text:p>6062,5</text:p>
          </table:table-cell>
          <table:table-cell table:style-name="ACE-0x97af248" table:formula="of:=[.$G$3]*[.B15]" office:value-type="float" office:value="6018">
            <text:p>6018</text:p>
          </table:table-cell>
          <table:table-cell table:style-name="ACE-0x97af188" table:formula="of:=[.D15]-[.E15]" office:value-type="float" office:value="44.5">
            <text:p>44,5</text:p>
          </table:table-cell>
          <table:table-cell table:style-name="ACE-0x97af188" table:formula="of:=[.F15]/[.B15]" office:value-type="float" office:value="2.61764705882353">
            <text:p>2,6</text:p>
          </table:table-cell>
          <table:table-cell table:style-name="ACE-0x97af0c8" table:formula="of:=[.G15]-[.$G$12]" office:value-type="float" office:value="1.30664705882353">
            <text:p>1,3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/>
          <table:table-cell table:style-name="ACE-0x97af248"/>
          <table:table-cell table:style-name="ACE-0x97b0808" office:value-type="string" office:string-value="std + 3%">
            <text:p>std + 3%</text:p>
          </table:table-cell>
          <table:table-cell table:style-name="ACE-0x97af188"/>
          <table:table-cell table:style-name="ACE-0x97af248"/>
          <table:table-cell table:number-columns-repeated="2" table:style-name="ACE-0x97af188"/>
          <table:table-cell table:style-name="ACE-0x97af0c8"/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307692">
            <text:p>307692</text:p>
          </table:table-cell>
          <table:table-cell table:style-name="ACE-0x97af248" office:value-type="float" office:value="21">
            <text:p>21</text:p>
          </table:table-cell>
          <table:table-cell table:style-name="ACE-0x97af248" table:formula="of:=[.C7]*1.03" office:value-type="float" office:value="206">
            <text:p>206</text:p>
          </table:table-cell>
          <table:table-cell table:style-name="ACE-0x97af188" table:formula="of:=[.A17]/(8*(1000/[.C17]))" office:value-type="float" office:value="7923.069">
            <text:p>7923,1</text:p>
          </table:table-cell>
          <table:table-cell table:style-name="ACE-0x97af248" table:formula="of:=[.$G$3]*[.B17]" office:value-type="float" office:value="7434">
            <text:p>7434</text:p>
          </table:table-cell>
          <table:table-cell table:style-name="ACE-0x97af188" table:formula="of:=[.D17]-[.E17]" office:value-type="float" office:value="489.069">
            <text:p>489,1</text:p>
          </table:table-cell>
          <table:table-cell table:style-name="ACE-0x97af188" table:formula="of:=[.F17]/[.B17]" office:value-type="float" office:value="23.289">
            <text:p>23,3</text:p>
          </table:table-cell>
          <table:table-cell table:style-name="ACE-0x97af0c8" table:formula="of:=[.G17]-[.$G$17]" office:value-type="float" office:value="0">
            <text:p>0,0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85714">
            <text:p>285714</text:p>
          </table:table-cell>
          <table:table-cell table:style-name="ACE-0x97af248" office:value-type="float" office:value="19">
            <text:p>19</text:p>
          </table:table-cell>
          <table:table-cell table:style-name="ACE-0x97af248" table:formula="of:=[.C8]*1.03" office:value-type="float" office:value="206">
            <text:p>206</text:p>
          </table:table-cell>
          <table:table-cell table:style-name="ACE-0x97af188" table:formula="of:=[.A18]/(8*(1000/[.C18]))" office:value-type="float" office:value="7357.1355">
            <text:p>7357,1</text:p>
          </table:table-cell>
          <table:table-cell table:style-name="ACE-0x97af248" table:formula="of:=[.$G$3]*[.B18]" office:value-type="float" office:value="6726">
            <text:p>6726</text:p>
          </table:table-cell>
          <table:table-cell table:style-name="ACE-0x97af188" table:formula="of:=[.D18]-[.E18]" office:value-type="float" office:value="631.1355">
            <text:p>631,1</text:p>
          </table:table-cell>
          <table:table-cell table:style-name="ACE-0x97af188" table:formula="of:=[.F18]/[.B18]" office:value-type="float" office:value="33.2176578947369">
            <text:p>33,2</text:p>
          </table:table-cell>
          <table:table-cell table:style-name="ACE-0x97af0c8" table:formula="of:=[.G18]-[.$G$17]" office:value-type="float" office:value="9.92865789473684">
            <text:p>9,9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308" office:value-type="float" office:value="266667">
            <text:p>266667</text:p>
          </table:table-cell>
          <table:table-cell table:style-name="ACE-0x97af248" office:value-type="float" office:value="18">
            <text:p>18</text:p>
          </table:table-cell>
          <table:table-cell table:style-name="ACE-0x97af248" table:formula="of:=[.C9]*1.03" office:value-type="float" office:value="206">
            <text:p>206</text:p>
          </table:table-cell>
          <table:table-cell table:style-name="ACE-0x97af188" table:formula="of:=[.A19]/(8*(1000/[.C19]))" office:value-type="float" office:value="6866.67525">
            <text:p>6866,7</text:p>
          </table:table-cell>
          <table:table-cell table:style-name="ACE-0x97af248" table:formula="of:=[.$G$3]*[.B19]" office:value-type="float" office:value="6372">
            <text:p>6372</text:p>
          </table:table-cell>
          <table:table-cell table:style-name="ACE-0x97af188" table:formula="of:=[.D19]-[.E19]" office:value-type="float" office:value="494.67525">
            <text:p>494,7</text:p>
          </table:table-cell>
          <table:table-cell table:style-name="ACE-0x97af188" table:formula="of:=[.F19]/[.B19]" office:value-type="float" office:value="27.4819583333333">
            <text:p>27,5</text:p>
          </table:table-cell>
          <table:table-cell table:style-name="ACE-0x97af0c8" table:formula="of:=[.G19]-[.$G$17]" office:value-type="float" office:value="4.19295833333333">
            <text:p>4,2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1">
          <table:table-cell table:style-name="ACE-0x97af008" office:value-type="float" office:value="250000">
            <text:p>250000</text:p>
          </table:table-cell>
          <table:table-cell table:style-name="ACE-0x97acfc8" office:value-type="float" office:value="17">
            <text:p>17</text:p>
          </table:table-cell>
          <table:table-cell table:style-name="ACE-0x97acfc8" table:formula="of:=[.C10]*1.03" office:value-type="float" office:value="206">
            <text:p>206</text:p>
          </table:table-cell>
          <table:table-cell table:style-name="ACE-0x97ad808" table:formula="of:=[.A20]/(8*(1000/[.C20]))" office:value-type="float" office:value="6437.5">
            <text:p>6437,5</text:p>
          </table:table-cell>
          <table:table-cell table:style-name="ACE-0x97acfc8" table:formula="of:=[.$G$3]*[.B20]" office:value-type="float" office:value="6018">
            <text:p>6018</text:p>
          </table:table-cell>
          <table:table-cell table:style-name="ACE-0x97ad808" table:formula="of:=[.D20]-[.E20]" office:value-type="float" office:value="419.500000000001">
            <text:p>419,5</text:p>
          </table:table-cell>
          <table:table-cell table:style-name="ACE-0x97ad808" table:formula="of:=[.F20]/[.B20]" office:value-type="float" office:value="24.6764705882353">
            <text:p>24,7</text:p>
          </table:table-cell>
          <table:table-cell table:style-name="ACE-0x97ae4c8" table:formula="of:=[.G20]-[.$G$17]" office:value-type="float" office:value="1.38747058823533">
            <text:p>1,4</text:p>
          </table:table-cell>
          <table:table-cell table:number-columns-repeated="3" table:style-name="ACE-0x97ad448"/>
          <table:table-cell table:number-columns-repeated="245" table:style-name="Gnumeric-default"/>
        </table:table-row>
        <table:table-row table:style-name="AROW-0">
          <table:table-cell table:number-columns-repeated="11" table:style-name="ACE-0x97ad448"/>
          <table:table-cell table:number-columns-repeated="5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 table:number-rows-repeated="10">
          <table:table-cell table:number-columns-repeated="11" table:style-name="ACE-0x97ad448"/>
          <table:table-cell table:number-columns-repeated="5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11" table:style-name="Gnumeric-default"/>
          <table:table-cell table:number-columns-repeated="5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16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16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BEZUG!" table:base-cell-address="$'Blatt1'.$A$1"/>
          <table:named-expression table:name="Sheet_Title" table:expression="of:=&quot;Blatt1&quot;" table:base-cell-address="$'Blatt1'.$A$1"/>
        </table:named-expressions>
      </table:table>
      <table:table table:name="Blatt2" table:style-name="ta-0x97c51c8" table:print="true">
        <office:forms form:automatic-focus="false" form:apply-design-mode="false">
          <form:form/>
        </office:forms>
        <table:table-column table:default-cell-style-name="ACE-0x97accc8" table:style-name="ACOL-0" table:number-columns-repeated="256"/>
        <table:table-row table:style-name="AROW-0">
          <table:table-cell table:number-columns-repeated="256" table:style-name="ACE-0x97accc8"/>
        </table:table-row>
        <table:table-row table:style-name="AROW-0">
          <table:table-cell table:number-columns-repeated="256" table:style-name="ACE-0x97accc8"/>
        </table:table-row>
        <table:table-row table:style-name="AROW-0" table:number-rows-repeated="65534">
          <table:table-cell table:number-columns-repeated="256" table:style-name="ACE-0x97accc8"/>
        </table:table-row>
        <table:named-expressions>
          <table:named-expression table:name="Print_Area" table:expression="of:=#BEZUG!" table:base-cell-address="$'Blatt2'.$A$1"/>
          <table:named-expression table:name="Sheet_Title" table:expression="of:=&quot;Blatt2&quot;" table:base-cell-address="$'Blatt2'.$A$1"/>
        </table:named-expressions>
      </table:table>
      <table:table table:name="Blatt3" table:style-name="ta-0x97c5320" table:print="true">
        <office:forms form:automatic-focus="false" form:apply-design-mode="false">
          <form:form/>
        </office:forms>
        <table:table-column table:default-cell-style-name="ACE-0x97acd88" table:style-name="ACOL-0" table:number-columns-repeated="256"/>
        <table:table-row table:style-name="AROW-0">
          <table:table-cell table:number-columns-repeated="256" table:style-name="ACE-0x97acd88"/>
        </table:table-row>
        <table:table-row table:style-name="AROW-0">
          <table:table-cell table:number-columns-repeated="256" table:style-name="ACE-0x97acd88"/>
        </table:table-row>
        <table:table-row table:style-name="AROW-0" table:number-rows-repeated="65534">
          <table:table-cell table:number-columns-repeated="256" table:style-name="ACE-0x97acd88"/>
        </table:table-row>
        <table:named-expressions>
          <table:named-expression table:name="Print_Area" table:expression="of:=#BEZUG!" table:base-cell-address="$'Blatt3'.$A$1"/>
          <table:named-expression table:name="Sheet_Title" table:expression="of:=&quot;Blatt3&quot;" table:base-cell-address="$'Blat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1">
      <number:number number:decimal-places="0" number:display-factor="1" number:grouping="false" number:min-integer-digits="1"/>
    </number:number-style>
    <number:number-style style:name="ND.2">
      <number:number number:decimal-places="1" number:display-factor="1" number:grouping="false" number:min-integer-digits="1"/>
    </number:number-style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7dc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97e0f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97a0b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97c5070" style:display-name="Blatt1" style:page-layout-name="pl-0x97dc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7c51c8" style:display-name="Blatt2" style:page-layout-name="pl-0x97e0f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7c5320" style:display-name="Blatt3" style:page-layout-name="pl-0x97a0b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2-23T07:33:03Z</dc:date>
    <meta:creation-date>2012-02-23T07:07:39Z</meta:creation-date>
    <meta:generator>gnumeric/1.10.17</meta:generator>
  </office:meta>
</office:document-meta>
</file>